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454545" fo:font-size="9pt" style:font-size-asian="9pt" style:font-size-complex="9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454545"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2" style:family="text">
      <style:text-properties fo:color="#454545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Billy Guide to HTML5</text:span></text:p>
      <text:p text:style-name="P1"/>
      <text:p text:style-name="Standard"><text:span text:style-name="T2">&lt;!DOCTYPE html&gt; tells browser which version of HTML is being used</text:span></text:p>
      <text:p text:style-name="Standard"><text:span text:style-name="T2">&lt;html&gt;</text:span></text:p>
      <text:p text:style-name="Standard"><text:span text:style-name="T2"><text:s text:c="4"/>&lt;!— html code goes here —&gt;</text:span></text:p>
      <text:p text:style-name="Standard"><text:span text:style-name="T2">&lt;/html&gt;</text:span></text:p>
      <text:p text:style-name="Standard"><text:span text:style-name="T2">&lt;h1&gt; Top Heading/Title Page &lt;/h1&gt;</text:span></text:p>
      <text:p text:style-name="Standard"><text:span text:style-name="T2">&lt;h2&gt; Subheading(s)&lt;/h2&gt;</text:span></text:p>
      <text:p text:style-name="P1"/>
      <text:p text:style-name="Standard"><text:span text:style-name="T2">&lt;p&gt; A paragraph of text.&lt;/p&gt;</text:span></text:p>
      <text:p text:style-name="P1"/>
      <text:p text:style-name="Standard"><text:span text:style-name="T2">&lt;ol&gt;</text:span></text:p>
      <text:p text:style-name="Standard"><text:span text:style-name="T2"><text:s text:c="5"/>&lt;li&gt;Number 1 in ordered list&lt;/li&gt;</text:span></text:p>
      <text:p text:style-name="Standard"><text:span text:style-name="T2"><text:s text:c="5"/>&lt;li&gt;Number 2&lt;/li&gt;</text:span></text:p>
      <text:p text:style-name="Standard"><text:span text:style-name="T2"><text:s text:c="5"/>&lt;li&gt;Number 3&lt;/li&gt;</text:span></text:p>
      <text:p text:style-name="Standard"><text:span text:style-name="T2">&lt;/ol&gt;</text:span></text:p>
      <text:p text:style-name="P1"/>
      <text:p text:style-name="Standard"><text:span text:style-name="T2">&lt;ul&gt;</text:span></text:p>
      <text:p text:style-name="Standard"><text:span text:style-name="T2"><text:s text:c="5"/>&lt;li&gt;Number 1 in unordered list&lt;/li&gt;</text:span></text:p>
      <text:p text:style-name="Standard"><text:span text:style-name="T2"><text:s text:c="5"/>&lt;li&gt;Number 2&lt;/li&gt;</text:span></text:p>
      <text:p text:style-name="Standard"><text:span text:style-name="T2">&lt;/ul&gt;</text:span></text:p>
      <text:p text:style-name="P1"/>
      <text:p text:style-name="Standard"><text:span text:style-name="T2">&lt;!— Leave comments for other Devs without affecting resulting output. —&gt;</text:span></text:p>
      <text:p text:style-name="P1"/>
      <text:p text:style-name="Standard"><text:span text:style-name="T2">&lt;main&gt;Helps search engines &amp; other Devs find main content of the page.&lt;/main&gt;</text:span></text:p>
      <text:p text:style-name="P1"><text:soft-page-break/></text:p>
      <text:p text:style-name="Standard"><text:span text:style-name="T2">&lt;img src=“enter image URL here” alt=“What screen readers see if image fails to load.”&gt;</text:span></text:p>
      <text:p text:style-name="P1"/>
      <text:p text:style-name="Standard"><text:span text:style-name="T2">&lt;a href=“enter web page URL here”&gt;Anchor Text&lt;/a&gt;</text:span></text:p>
      <text:p text:style-name="Standard"><text:span text:style-name="T2">a=anchor=links to content</text:span></text:p>
      <text:p text:style-name="Standard"><text:span text:style-name="T2">href=destination web address</text:span></text:p>
      <text:p text:style-name="Standard"><text:span text:style-name="T2">target=“_blank” =opens linked document in new tab</text:span></text:p>
      <text:p text:style-name="Standard"><text:span text:style-name="T2">id=“uniquely describes an element”</text:span></text:p>
      <text:p text:style-name="P1"/>
      <text:p text:style-name="Standard"><text:span text:style-name="T2">&lt;div&gt; division, general purpose contains for other</text:span></text:p>
      <text:p text:style-name="Standard"><text:span text:style-name="T2">elements &lt;/div&gt;</text:span></text:p>
      <text:p text:style-name="P1"/>
      <text:p text:style-name="Standard"><text:span text:style-name="T2">&lt;input type=“text” placeholder=“this is placeholder text”&gt; </text:span></text:p>
      <text:p text:style-name="Standard"><text:span text:style-name="T2">creates text box with placeholder text</text:span></text:p>
      <text:p text:style-name="Standard"><text:span text:style-name="T2">&lt;input type=“text” required&gt;</text:span></text:p>
      <text:p text:style-name="Standard"><text:span text:style-name="T2">required form </text:span></text:p>
      <text:p text:style-name="P1"/>
      <text:p text:style-name="Standard"><text:span text:style-name="T2">&lt;form action=“/url-where-you-want-to-submit-form-data”&gt;</text:span></text:p>
      <text:p text:style-name="Standard"><text:span text:style-name="T2">&lt;/form&gt;</text:span></text:p>
      <text:p text:style-name="P1"/>
      <text:p text:style-name="Standard"><text:span text:style-name="T2">&lt;button type=“submit”&gt;button to submit form&lt;/button&gt;</text:span></text:p>
      <text:p text:style-name="P1"/>
      <text:p text:style-name="Standard"><text:span text:style-name="T2">&lt;label for=“option1”&gt;</text:span></text:p>
      <text:p text:style-name="Standard"><text:span text:style-name="T2"><text:s text:c="3"/>&lt;input id=“option1” type=“radio” name=“all radio buttons names must be the same”&gt;Option 1</text:span></text:p>
      <text:p text:style-name="Standard"><text:span text:style-name="T2">&lt;/label&gt;</text:span></text:p>
      <text:p text:style-name="Standard"><text:span text:style-name="T2">radio=button for one answer to multiple option questions</text:span></text:p>
      <text:p text:style-name="Standard"><text:soft-page-break/><text:span text:style-name="T2">checkbox=button for multiple answers</text:span></text:p>
      <text:p text:style-name="Standard"><text:span text:style-name="T2">value=submitted data</text:span></text:p>
      <text:p text:style-name="Standard"><text:span text:style-name="T2">…”checked&gt; = check box by defaul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1" meta:word-count="185" meta:character-count="1378" meta:non-whitespace-character-count="1200"/>
    <meta:generator>LibreOfficeDev/6.0.5.2$Linux_X86_64 LibreOffice_project/</meta:generator>
  </office:meta>
</office:document-meta>
</file>